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d6b" officeooo:paragraph-rsid="00088d6b"/>
    </style:style>
    <style:style style:name="P2" style:family="paragraph" style:parent-style-name="Standard" style:list-style-name="L1">
      <style:text-properties officeooo:rsid="00088d6b" officeooo:paragraph-rsid="00088d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部署分布式时，遇到以下几个问题：</text:p>
      <text:list xml:id="list2775714301" text:style-name="L1">
        <text:list-item>
          <text:p text:style-name="P2">环境没有配置好：</text:p>
          <text:p text:style-name="P2">解决：安装好环境</text:p>
        </text:list-item>
        <text:list-item>
          <text:p text:style-name="P2">sudo用户中的ＨＤＦＳ没有停止服务，导致Ｄatanode和Ｎodemanager端口被占用，报错</text:p>
          <text:p text:style-name="P2">解决：用kill停止被占用的端口正在进行的服务</text:p>
        </text:list-item>
        <text:list-item>
          <text:p text:style-name="P2">将hadoop文件从主节点拷贝至从节点，无法用Ｕ盘</text:p>
          <text:p text:style-name="P2">解决：使用scp，利用ＩＰ地址在不同电脑之间传递文件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2:47:39.400785874</meta:creation-date>
    <dc:date>2019-10-21T23:02:54.456294623</dc:date>
    <meta:editing-duration>PT5M5S</meta:editing-duration>
    <meta:editing-cycles>1</meta:editing-cycles>
    <meta:document-statistic meta:table-count="0" meta:image-count="0" meta:object-count="0" meta:page-count="1" meta:paragraph-count="8" meta:word-count="135" meta:character-count="165" meta:non-whitespace-character-count="164"/>
    <meta:generator>LibreOffice/6.0.7.3$Linux_X86_64 LibreOffice_project/00m0$Build-3</meta:generator>
  </office:meta>
</office:document-meta>
</file>